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">
            <text:p>5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formula="of:=44650" office:value-type="float" office:value="44650">
            <text:p>4465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1692.09558823529">
            <text:p>1692.0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1629.59558823529">
            <text:p>1629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E20])" office:value-type="float" office:value="1201.47058823529">
            <text:p>1201.470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826.4705882353">
            <text:p>31826.4705882353</text:p>
          </table:table-cell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3"/>
        </table:table-row>
        <table:table-row table:style-name="ro11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/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style-name="ce9"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/>
          <table:table-cell table:style-name="ce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15" office:value-type="string">
            <text:p>- Գայանե</text:p>
          </table:table-cell>
          <table:table-cell table:style-name="ce15" office:value-type="string">
            <text:p>- Անի Գ․</text:p>
          </table:table-cell>
          <table:table-cell table:style-name="ce15" office:value-type="string">
            <text:p>- Գայանե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5" office:value-type="string">
            <text:p>- Անի Գ․</text:p>
          </table:table-cell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15" office:value-type="string">
            <text:p>- Համլետ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/>
          <table:table-cell table:style-name="ce8"/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2" table:style-name="ce2" office:value-type="string">
            <text:p>- Ալեք</text:p>
          </table:table-cell>
          <table:table-cell table:style-name="ce15"/>
          <table:table-cell table:style-name="ce16" office:value-type="string">
            <text:p>+ Stepan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15" office:value-type="string">
            <text:p>- Անի Գ․</text:p>
          </table:table-cell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15" office:value-type="string">
            <text:p>- Համլետ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table:number-columns-repeated="5"/>
          <table:table-cell table:style-name="ce8"/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Գայանե</text:p>
          </table:table-cell>
          <table:table-cell table:style-name="ce2" table:number-columns-repeated="3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table:style-name="ce15" office:value-type="string">
            <text:p>- Սարգիս</text:p>
          </table:table-cell>
          <table:table-cell table:style-name="ce2" table:number-columns-repeated="2"/>
          <table:table-cell table:style-name="ce15" table:number-columns-repeated="2"/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style-name="ce15" office:value-type="string">
            <text:p>- Գենա</text:p>
          </table:table-cell>
          <table:table-cell table:style-name="ce15" table:number-columns-repeated="4"/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style-name="ce15" office:value-type="string">
            <text:p>- Անի Գ․</text:p>
          </table:table-cell>
          <table:table-cell table:style-name="ce3" table:number-columns-repeated="4"/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style-name="ce15" table:number-columns-repeated="4"/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table:style-name="ce15" office:value-type="string">
            <text:p>- Համլետ</text:p>
          </table:table-cell>
          <table:table-cell table:number-columns-repeated="4"/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2">
          <table:table-cell/>
          <table:table-cell table:formula="of:=[.B70]/11" office:value-type="float" office:value="427.272727272727">
            <text:p>427.2727272727</text:p>
          </table:table-cell>
          <table:table-cell table:number-columns-repeated="4"/>
          <table:table-cell table:style-name="Default" table:number-columns-repeated="3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8/31/2015</text:date>, <text:time>12:1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31T12:15:34</dc:date>
    <meta:editing-duration>P1DT6H45M12S</meta:editing-duration>
    <meta:editing-cycles>748</meta:editing-cycles>
    <meta:generator>OpenOffice/4.1.1$Unix OpenOffice.org_project/411m6$Build-9775</meta:generator>
    <dc:creator>employee employee</dc:creator>
    <meta:document-statistic meta:table-count="6" meta:cell-count="1689" meta:object-count="0"/>
  </office:meta>
</office:document-meta>
</file>